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2300dc" fo:font-size="12pt" fo:font-style="normal" style:text-underline-style="none" fo:font-weight="normal" officeooo:paragraph-rsid="00201352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color="#0084d1" fo:font-size="12pt" fo:font-style="normal" style:text-underline-style="none" fo:font-weight="normal" officeooo:paragraph-rsid="00201352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de026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text-properties fo:color="#ff0000" fo:font-size="12pt" fo:font-style="normal" style:text-underline-style="none" fo:font-weight="normal" officeooo:rsid="001de026" officeooo:paragraph-rsid="001de02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1de026" officeooo:paragraph-rsid="001de02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f64fe" officeooo:paragraph-rsid="001f64f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201352" officeooo:paragraph-rsid="0020135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20237a" officeooo:paragraph-rsid="0020237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355e00" fo:font-size="12pt" fo:font-style="normal" style:text-underline-style="none" fo:font-weight="normal" officeooo:rsid="001f64fe" officeooo:paragraph-rsid="001f64f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2300dc" fo:font-size="12pt" fo:font-style="normal" style:text-underline-style="none" fo:font-weight="normal" officeooo:rsid="00201352" officeooo:paragraph-rsid="0020135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84d1" fo:font-size="12pt" fo:font-style="normal" style:text-underline-style="none" fo:font-weight="normal" officeooo:rsid="0020237a" officeooo:paragraph-rsid="0020237a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84d1" fo:font-size="12pt" fo:font-style="normal" style:text-underline-style="none" fo:font-weight="normal" officeooo:rsid="0020237a" officeooo:paragraph-rsid="0020135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84d1" fo:font-size="12pt" fo:font-style="normal" style:text-underline-style="none" fo:font-weight="normal" officeooo:rsid="00201352" officeooo:paragraph-rsid="0020135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026"/>
    </style:style>
    <style:style style:name="T2" style:family="text">
      <style:text-properties fo:font-weight="bold" officeooo:rsid="00201352" style:font-weight-asian="bold" style:font-weight-complex="bold"/>
    </style:style>
    <style:style style:name="T3" style:family="text">
      <style:text-properties fo:font-size="13pt" fo:font-style="italic" style:text-underline-style="solid" style:text-underline-width="auto" style:text-underline-color="font-color" fo:font-weight="bold" officeooo:rsid="001de026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officeooo:rsid="00201352"/>
    </style:style>
    <style:style style:name="T5" style:family="text">
      <style:text-properties officeooo:rsid="0020237a"/>
    </style:style>
    <style:style style:name="T6" style:family="text">
      <style:text-properties officeooo:rsid="0021359b"/>
    </style:style>
    <style:style style:name="T7" style:family="text">
      <style:text-properties officeooo:rsid="00228f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<text:tab/><text:tab/></text:span><text:span text:style-name="T3">Klassifikation der Betriebssystem</text:span></text:p>
      <text:p text:style-name="P3"/>
      <text:p text:style-name="P4">· nach dem Zielsystem (Rechnerplatform)</text:p>
      <text:p text:style-name="P4"><text:s text:c="2"/>- <text:span text:style-name="T7">Einzelrechnersysteme</text:span></text:p>
      <text:p text:style-name="P4"><text:s text:c="2"/>- <text:span text:style-name="T7">Mehrplatzrechnersysteme</text:span></text:p>
      <text:p text:style-name="P4"><text:s text:c="2"/>- <text:span text:style-name="T7">Rechnernetzbetriebssystem</text:span></text:p>
      <text:p text:style-name="P4"/>
      <text:p text:style-name="P4">· nach den Einsantzanforderungen</text:p>
      <text:p text:style-name="P4"><text:s text:c="2"/>- Stapelverarbeitungsysteme</text:p>
      <text:p text:style-name="P4"><text:s text:c="2"/>- Dialogsysteme</text:p>
      <text:p text:style-name="P4"><text:s text:c="2"/>- Echtzeitsysteme</text:p>
      <text:p text:style-name="P4"/>
      <text:p text:style-name="P4">· nach dem Leistungsumfang</text:p>
      <text:p text:style-name="P4">- Großrechner Systeme</text:p>
      <text:p text:style-name="P4">- Mittleredatentechnik</text:p>
      <text:p text:style-name="P4">- PCs</text:p>
      <text:p text:style-name="P4">- Systeme für Einbaurechner</text:p>
      <text:p text:style-name="P4"/>
      <text:p text:style-name="P4"/>
      <text:p text:style-name="P4">· nach der Portabilität</text:p>
      <text:p text:style-name="P4"><text:s text:c="2"/>- porable Systeme </text:p>
      <text:p text:style-name="P4"><text:s text:c="2"/>- nicht portable Systeme</text:p>
      <text:p text:style-name="P5"/>
      <text:p text:style-name="P5"/>
      <text:p text:style-name="P6"/>
      <text:p text:style-name="P9">- Stapelverarbeitung (=</text:p>
      <text:p text:style-name="P9"><text:s text:c="3"/>· <text:s text:c="6"/>im offenen Betrieb kann der Anwender in das laufende System eingreifen, während <text:s text:c="6"/><text:tab/>im geschlossenen Betrieb das System nicht zugänglich ist</text:p>
      <text:p text:style-name="P9"/>
      <text:p text:style-name="P9"><text:s text:c="3"/>· <text:tab/>bietet sich überall dort an wo sie sehr große Datenmengen mit lauffähigen <text:tab/>Programmen immer wieder erarbeiten müssen</text:p>
      <text:p text:style-name="P6"/>
      <text:p text:style-name="P6"><text:s text:c="2"/></text:p>
      <text:p text:style-name="P10">- Dialogverarbeitung (Interactive Time Sharing)</text:p>
      <text:p text:style-name="P10"><text:s/></text:p>
      <text:p text:style-name="P1"><text:span text:style-name="T4"><text:s text:c="3"/></text:span><text:span text:style-name="T2">·</text:span><text:span text:style-name="T4"><text:tab/>jeder Benutzer bekommt einen eigenen Monitor und eine eigene Tastatur und kann <text:tab/>so mit dem System interagieren.</text:span></text:p>
      <text:p text:style-name="P10"/>
      <text:p text:style-name="P10">- Teilhaberprinzip</text:p>
      <text:p text:style-name="P10"><text:tab/>(Alle Benutzer arbeiten mit den gleichen Daten und dem gleichen Programm) </text:p>
      <text:p text:style-name="P10"><text:tab/></text:p>
      <text:p text:style-name="P10"/>
      <text:p text:style-name="P10">- Teilnehmerprinzip</text:p>
      <text:p text:style-name="P10"><text:tab/>(Jeder Benutzer arbeitet mit individuellen Daten und Programmen)</text:p>
      <text:p text:style-name="P7"/>
      <text:p text:style-name="P8"/>
      <text:p text:style-name="P8"/>
      <text:p text:style-name="P8"/>
      <text:p text:style-name="P11"><text:soft-page-break/>- Echtzeitverarbeitung</text:p>
      <text:p text:style-name="P2"><text:span text:style-name="T4"><text:tab/></text:span><text:span text:style-name="T5">· Harte Echtzeitverarbeitung <text:s text:c="4"/>(Es gibt keine Toleranz bei zeitlicher Überschreitung)</text:span></text:p>
      <text:p text:style-name="P12"><text:tab/>· Weiche Echtzeitverarbeitung <text:s/>(</text:p>
      <text:p text:style-name="P13"/>
      <text:p text:style-name="P11">Ein reales System (Reaktor) wird durch den Computer gesteuert und überwacht, dabei findet ein permanenter Austausch zwischen Rechner und real System statt im sinne eines Soll – Ist Vegleichs statt.</text:p>
      <text:p text:style-name="P11"/>
      <text:p text:style-name="P11">In der aus der Aufgabenstellungen erwachseneden zeitlichen Obergrenze muss eine Rückwirkung des Prozessrechners auf das System erfolgen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1-29T11:46:35</meta:creation-date>
    <dc:date>2013-03-27T10:30:37</dc:date>
    <dc:creator>root </dc:creator>
    <meta:editing-duration>PT13M20S</meta:editing-duration>
    <meta:editing-cycles>3</meta:editing-cycles>
    <meta:generator>LibreOffice/4.0.0.2$Linux_x86 LibreOffice_project/408fe71bd18616c467b3dcd7ab6756528ffcae2</meta:generator>
    <meta:document-statistic meta:table-count="0" meta:image-count="0" meta:object-count="0" meta:page-count="2" meta:paragraph-count="34" meta:word-count="200" meta:character-count="1542" meta:non-whitespace-character-count="1312"/>
  </office:meta>
</office:document-meta>
</file>